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11.396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>
            <text:p>Language</text:p>
          </table:table-cell>
          <table:table-cell office:value-type="string">
            <text:p>Q1_Academic</text:p>
          </table:table-cell>
          <table:table-cell office:value-type="string">
            <text:p>Q2_Current</text:p>
          </table:table-cell>
          <table:table-cell office:value-type="string">
            <text:p>Combined</text:p>
          </table:table-cell>
          <table:table-cell office:value-type="string">
            <text:p>Q1_Academic_Perc</text:p>
          </table:table-cell>
          <table:table-cell office:value-type="string">
            <text:p>Q2_Current_Perc</text:p>
          </table:table-cell>
          <table:table-cell table:number-columns-repeated="3"/>
        </table:table-row>
        <table:table-row table:style-name="ro2">
          <table:table-cell office:value-type="string">
            <text:p>Java</text:p>
          </table:table-cell>
          <table:table-cell office:value-type="float" office:value="224">
            <text:p>224</text:p>
          </table:table-cell>
          <table:table-cell office:value-type="float" office:value="180">
            <text:p>180</text:p>
          </table:table-cell>
          <table:table-cell table:formula="of:=SUM([.B2:.C2])" office:value-type="float" office:value="404">
            <text:p>404</text:p>
          </table:table-cell>
          <table:table-cell table:formula="of:=[.B2]/[.$B$12]" office:value-type="float" office:value="0.241639697950378">
            <text:p>0.241639698</text:p>
          </table:table-cell>
          <table:table-cell table:formula="of:=[.C2]/[.$C$12]" office:value-type="float" office:value="0.170616113744076">
            <text:p>0.1706161137</text:p>
          </table:table-cell>
          <table:table-cell table:number-columns-repeated="3"/>
        </table:table-row>
        <table:table-row table:style-name="ro2">
          <table:table-cell office:value-type="string">
            <text:p>Python</text:p>
          </table:table-cell>
          <table:table-cell office:value-type="float" office:value="100">
            <text:p>100</text:p>
          </table:table-cell>
          <table:table-cell office:value-type="float" office:value="228">
            <text:p>228</text:p>
          </table:table-cell>
          <table:table-cell table:formula="of:=SUM([.B3:.C3])" office:value-type="float" office:value="328">
            <text:p>328</text:p>
          </table:table-cell>
          <table:table-cell table:formula="of:=[.B3]/[.$B$12]" office:value-type="float" office:value="0.107874865156419">
            <text:p>0.1078748652</text:p>
          </table:table-cell>
          <table:table-cell table:formula="of:=[.C3]/[.$C$12]" office:value-type="float" office:value="0.216113744075829">
            <text:p>0.2161137441</text:p>
          </table:table-cell>
          <table:table-cell table:number-columns-repeated="3"/>
        </table:table-row>
        <table:table-row table:style-name="ro2">
          <table:table-cell office:value-type="string">
            <text:p>JavaScript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table:formula="of:=SUM([.B4:.C4])" office:value-type="float" office:value="223">
            <text:p>223</text:p>
          </table:table-cell>
          <table:table-cell table:formula="of:=[.B4]/[.$B$12]" office:value-type="float" office:value="0.04638619201726">
            <text:p>0.046386192</text:p>
          </table:table-cell>
          <table:table-cell table:formula="of:=[.C4]/[.$C$12]" office:value-type="float" office:value="0.170616113744076">
            <text:p>0.1706161137</text:p>
          </table:table-cell>
          <table:table-cell table:number-columns-repeated="3"/>
        </table:table-row>
        <table:table-row table:style-name="ro2">
          <table:table-cell office:value-type="string">
            <text:p>C++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formula="of:=SUM([.B5:.C5])" office:value-type="float" office:value="264">
            <text:p>264</text:p>
          </table:table-cell>
          <table:table-cell table:formula="of:=[.B5]/[.$B$12]" office:value-type="float" office:value="0.144552319309601">
            <text:p>0.1445523193</text:p>
          </table:table-cell>
          <table:table-cell table:formula="of:=[.C5]/[.$C$12]" office:value-type="float" office:value="0.123222748815166">
            <text:p>0.1232227488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office:value-type="float" office:value="168">
            <text:p>168</text:p>
          </table:table-cell>
          <table:table-cell office:value-type="float" office:value="103">
            <text:p>103</text:p>
          </table:table-cell>
          <table:table-cell table:formula="of:=SUM([.B6:.C6])" office:value-type="float" office:value="271">
            <text:p>271</text:p>
          </table:table-cell>
          <table:table-cell table:formula="of:=[.B6]/[.$B$12]" office:value-type="float" office:value="0.181229773462783">
            <text:p>0.1812297735</text:p>
          </table:table-cell>
          <table:table-cell table:formula="of:=[.C6]/[.$C$12]" office:value-type="float" office:value="0.0976303317535545">
            <text:p>0.0976303318</text:p>
          </table:table-cell>
          <table:table-cell table:number-columns-repeated="3"/>
        </table:table-row>
        <table:table-row table:style-name="ro2">
          <table:table-cell office:value-type="string">
            <text:p>C#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table:formula="of:=SUM([.B7:.C7])" office:value-type="float" office:value="133">
            <text:p>133</text:p>
          </table:table-cell>
          <table:table-cell table:formula="of:=[.B7]/[.$B$12]" office:value-type="float" office:value="0.0496224379719525">
            <text:p>0.049622438</text:p>
          </table:table-cell>
          <table:table-cell table:formula="of:=[.C7]/[.$C$12]" office:value-type="float" office:value="0.0824644549763033">
            <text:p>0.082464455</text:p>
          </table:table-cell>
          <table:table-cell table:number-columns-repeated="3"/>
        </table:table-row>
        <table:table-row table:style-name="ro2">
          <table:table-cell office:value-type="string">
            <text:p>SQL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table:formula="of:=SUM([.B8:.C8])" office:value-type="float" office:value="109">
            <text:p>109</text:p>
          </table:table-cell>
          <table:table-cell table:formula="of:=[.B8]/[.$B$12]" office:value-type="float" office:value="0.0409924487594391">
            <text:p>0.0409924488</text:p>
          </table:table-cell>
          <table:table-cell table:formula="of:=[.C8]/[.$C$12]" office:value-type="float" office:value="0.0672985781990521">
            <text:p>0.0672985782</text:p>
          </table:table-cell>
          <table:table-cell table:number-columns-repeated="3"/>
        </table:table-row>
        <table:table-row table:style-name="ro2">
          <table:table-cell office:value-type="string">
            <text:p>PHP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formula="of:=SUM([.B9:.C9])" office:value-type="float" office:value="73">
            <text:p>73</text:p>
          </table:table-cell>
          <table:table-cell table:formula="of:=[.B9]/[.$B$12]" office:value-type="float" office:value="0.0366774541531823">
            <text:p>0.0366774542</text:p>
          </table:table-cell>
          <table:table-cell table:formula="of:=[.C9]/[.$C$12]" office:value-type="float" office:value="0.0369668246445498">
            <text:p>0.0369668246</text:p>
          </table:table-cell>
          <table:table-cell table:number-columns-repeated="3"/>
        </table:table-row>
        <table:table-row table:style-name="ro2">
          <table:table-cell office:value-type="string">
            <text:p>Assembly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table:formula="of:=SUM([.B10:.C10])" office:value-type="float" office:value="104">
            <text:p>104</text:p>
          </table:table-cell>
          <table:table-cell table:formula="of:=[.B10]/[.$B$12]" office:value-type="float" office:value="0.0906148867313916">
            <text:p>0.0906148867</text:p>
          </table:table-cell>
          <table:table-cell table:formula="of:=[.C10]/[.$C$12]" office:value-type="float" office:value="0.018957345971564">
            <text:p>0.018957346</text:p>
          </table:table-cell>
          <table:table-cell table:number-columns-repeated="3"/>
        </table:table-row>
        <table:table-row table:style-name="ro2">
          <table:table-cell office:value-type="string">
            <text:p>MATLAB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table:formula="of:=SUM([.B11:.C11])" office:value-type="float" office:value="73">
            <text:p>73</text:p>
          </table:table-cell>
          <table:table-cell table:formula="of:=[.B11]/[.$B$12]" office:value-type="float" office:value="0.0604099244875944">
            <text:p>0.0604099245</text:p>
          </table:table-cell>
          <table:table-cell table:formula="of:=[.C11]/[.$C$12]" office:value-type="float" office:value="0.0161137440758294">
            <text:p>0.0161137441</text:p>
          </table:table-cell>
          <table:table-cell table:number-columns-repeated="3"/>
        </table:table-row>
        <table:table-row table:style-name="ro2">
          <table:table-cell/>
          <table:table-cell table:formula="of:=SUM([.B2:.B11])" office:value-type="float" office:value="927">
            <text:p>927</text:p>
          </table:table-cell>
          <table:table-cell table:formula="of:=SUM([.C2:.C11])" office:value-type="float" office:value="1055">
            <text:p>1055</text:p>
          </table:table-cell>
          <table:table-cell table:formula="of:=SUM([.D2:.D11])" office:value-type="float" office:value="1982">
            <text:p>1982</text:p>
          </table:table-cell>
          <table:table-cell table:number-columns-repeated="5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>
            <text:p>Question</text:p>
          </table:table-cell>
          <table:table-cell office:value-type="string">
            <text:p>Text</text:p>
          </table:table-cell>
          <table:table-cell table:number-columns-repeated="7"/>
        </table:table-row>
        <table:table-row table:style-name="ro2">
          <table:table-cell office:value-type="string">
            <text:p>Q1_Academic</text:p>
          </table:table-cell>
          <table:table-cell office:value-type="string">
            <text:p>languages you were formally taught/used in school or University? trying to gauge what academia teaches</text:p>
          </table:table-cell>
          <table:table-cell table:number-columns-repeated="7"/>
        </table:table-row>
        <table:table-row table:style-name="ro2">
          <table:table-cell office:value-type="string">
            <text:p>Q2_Current</text:p>
          </table:table-cell>
          <table:table-cell office:value-type="string">
            <text:p>languages you are currently the most familiar with, and use on a regular basis for school, work, research, or personal projects? (just curious what the language mix of this group is)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5/26/2018</text:date>, <text:time>05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odell</meta:initial-creator>
    <meta:creation-date>2018-05-23T17:53:31.34</meta:creation-date>
    <meta:generator>OpenOffice/4.1.5$Win32 OpenOffice.org_project/415m1$Build-9789</meta:generator>
    <dc:date>2018-05-26T05:55:39.11</dc:date>
    <dc:creator>Aaron Dodell</dc:creator>
    <meta:editing-duration>PT1H7M36S</meta:editing-duration>
    <meta:editing-cycles>11</meta:editing-cycles>
    <meta:document-statistic meta:table-count="3" meta:cell-count="75" meta:object-count="0"/>
  </office:meta>
</office:document-meta>
</file>